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2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2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5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5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5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5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5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5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5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5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7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206cm" svg:height="2.385cm" svg:x="4.904cm" svg:y="5.854cm">
          <draw:text-box>
            <text:p><text:span text:style-name="T8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9" draw:text-style-name="P8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8" draw:layer="layout" svg:width="3.195cm" svg:height="1.356cm" svg:x="22.183cm" svg:y="12.084cm">
          <draw:text-box>
            <text:p><text:span text:style-name="T7">min: </text:span><text:span text:style-name="T11">∞</text:span></text:p>
          </draw:text-box>
        </draw:frame>
        <draw:frame draw:style-name="gr9" draw:text-style-name="P9" draw:layer="layout" svg:width="3.868cm" svg:height="1.517cm" svg:x="43.201cm" svg:y="22.266cm">
          <draw:text-box>
            <text:p><text:span text:style-name="T12">val = 0</text:span></text:p>
          </draw:text-box>
        </draw:frame>
        <draw:frame draw:style-name="gr9" draw:text-style-name="P9" draw:layer="layout" svg:width="3.868cm" svg:height="1.517cm" svg:x="58.001cm" svg:y="22.267cm">
          <draw:text-box>
            <text:p><text:span text:style-name="T12">val = 0</text:span></text:p>
          </draw:text-box>
        </draw:frame>
        <draw:frame draw:style-name="gr9" draw:text-style-name="P8" draw:layer="layout" svg:width="3.262cm" svg:height="1.28cm" svg:x="40.014cm" svg:y="17.881cm">
          <draw:text-box>
            <text:p><text:span text:style-name="T7">sum: 0</text:span></text:p>
          </draw:text-box>
        </draw:frame>
        <draw:frame draw:style-name="gr9" draw:text-style-name="P8" draw:layer="layout" svg:width="3.042cm" svg:height="1.356cm" svg:x="40.015cm" svg:y="18.781cm">
          <draw:text-box>
            <text:p><text:span text:style-name="T7">min: </text:span><text:span text:style-name="T11">0</text:span></text:p>
          </draw:text-box>
        </draw:frame>
        <draw:frame draw:style-name="gr9" draw:text-style-name="P8" draw:layer="layout" svg:width="3.262cm" svg:height="1.28cm" svg:x="51.314cm" svg:y="17.881cm">
          <draw:text-box>
            <text:p><text:span text:style-name="T7">sum: 0</text:span></text:p>
          </draw:text-box>
        </draw:frame>
        <draw:frame draw:style-name="gr9" draw:text-style-name="P8" draw:layer="layout" svg:width="3.195cm" svg:height="1.356cm" svg:x="51.315cm" svg:y="18.781cm">
          <draw:text-box>
            <text:p><text:span text:style-name="T7">min: </text:span><text:span text:style-name="T11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9:25:30.562437572</dc:date>
    <dc:creator>elucterio </dc:creator>
    <meta:editing-duration>PT19H17M3S</meta:editing-duration>
    <meta:editing-cycles>87</meta:editing-cycles>
    <meta:generator>LibreOffice/4.2.8.2$Linux_X86_64 LibreOffice_project/420m0$Build-2</meta:generator>
    <meta:document-statistic meta:object-count="107"/>
  </office:meta>
</office:document-meta>
</file>